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7.34mm"/>
    </style:style>
    <style:style style:name="co4" style:family="table-column">
      <style:table-column-properties fo:break-before="auto" style:column-width="2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ltage" table:style-name="ta1">
        <table:shapes>
          <draw:frame draw:z-index="0" draw:style-name="gr1" draw:text-style-name="P1" svg:width="219.21mm" svg:height="117.4mm" svg:x="155.52mm" svg:y="1.06mm">
            <draw:object draw:notify-on-update-of-ranges="Voltage.C1:Voltage.C1 Voltage.C2:Voltage.C56 Voltage.I1:Voltage.I1 Voltage.I2:Voltage.I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float" office:value="335" calcext:value-type="float">
            <text:p>335</text:p>
          </table:table-cell>
          <table:table-cell table:style-name="ce1" office:value-type="string" calcext:value-type="string">
            <text:p>t/ms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S</text:p>
          </table:table-cell>
          <table:table-cell/>
          <table:table-cell table:style-name="ce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1/a</text:p>
          </table:table-cell>
          <table:table-cell office:value-type="float" office:value="16" calcext:value-type="float">
            <text:p>16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G2];8)" office:value-type="string" office:string-value="00000000" calcext:value-type="string">
            <text:p>00000000</text:p>
          </table:table-cell>
          <table:table-cell table:formula="of:=ROUND([.G2]/65536;2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-60" calcext:value-type="float">
            <text:p>-6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ROUNDDOWN([.B$1]*[.E3];0) + [.G2]-ROUNDDOWN([.G2]/[.B$2];0)" office:value-type="float" office:value="0" calcext:value-type="float">
            <text:p>0</text:p>
          </table:table-cell>
          <table:table-cell table:formula="of:=DEC2HEX([.G3];8)" office:value-type="string" office:string-value="00000000" calcext:value-type="string">
            <text:p>00000000</text:p>
          </table:table-cell>
          <table:table-cell table:formula="of:=ROUND([.G3]/65536;2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-40" calcext:value-type="float">
            <text:p>-4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ROUNDDOWN([.B$1]*[.E4];0) + [.G3]-ROUNDDOWN([.G3]/[.B$2];0)" office:value-type="float" office:value="0" calcext:value-type="float">
            <text:p>0</text:p>
          </table:table-cell>
          <table:table-cell table:formula="of:=DEC2HEX([.G4];8)" office:value-type="string" office:string-value="00000000" calcext:value-type="string">
            <text:p>00000000</text:p>
          </table:table-cell>
          <table:table-cell table:formula="of:=ROUND([.G4]/65536;2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-20" calcext:value-type="float">
            <text:p>-2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ROUNDDOWN([.B$1]*[.E5];0) + [.G4]-ROUNDDOWN([.G4]/[.B$2];0)" office:value-type="float" office:value="0" calcext:value-type="float">
            <text:p>0</text:p>
          </table:table-cell>
          <table:table-cell table:formula="of:=DEC2HEX([.G5];8)" office:value-type="string" office:string-value="00000000" calcext:value-type="string">
            <text:p>00000000</text:p>
          </table:table-cell>
          <table:table-cell table:formula="of:=ROUND([.G5]/65536;2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816" calcext:value-type="float">
            <text:p>2816</text:p>
          </table:table-cell>
          <table:table-cell/>
          <table:table-cell table:formula="of:=ROUNDDOWN([.B$1]*[.E6];0) + [.G5]-ROUNDDOWN([.G5]/[.B$2];0)" office:value-type="float" office:value="943360" calcext:value-type="float">
            <text:p>943360</text:p>
          </table:table-cell>
          <table:table-cell table:formula="of:=DEC2HEX([.G6];8)" office:value-type="string" office:string-value="000E6500" calcext:value-type="string">
            <text:p>000E6500</text:p>
          </table:table-cell>
          <table:table-cell table:formula="of:=ROUND([.G6]/65536;2)" office:value-type="float" office:value="14.39" calcext:value-type="float">
            <text:p>14,3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formula="of:=[.E6]" office:value-type="float" office:value="2816" calcext:value-type="float">
            <text:p>2816</text:p>
          </table:table-cell>
          <table:table-cell/>
          <table:table-cell table:formula="of:=ROUNDDOWN([.B$1]*[.E7];0) + [.G6]-ROUNDDOWN([.G6]/[.B$2];0)" office:value-type="float" office:value="1827760" calcext:value-type="float">
            <text:p>1827760</text:p>
          </table:table-cell>
          <table:table-cell table:formula="of:=DEC2HEX([.G7];8)" office:value-type="string" office:string-value="001BE3B0" calcext:value-type="string">
            <text:p>001BE3B0</text:p>
          </table:table-cell>
          <table:table-cell table:formula="of:=ROUND([.G7]/65536;2)" office:value-type="float" office:value="27.89" calcext:value-type="float">
            <text:p>27,89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table:formula="of:=[.E7]" office:value-type="float" office:value="2816" calcext:value-type="float">
            <text:p>2816</text:p>
          </table:table-cell>
          <table:table-cell/>
          <table:table-cell table:formula="of:=ROUNDDOWN([.B$1]*[.E8];0) + [.G7]-ROUNDDOWN([.G7]/[.B$2];0)" office:value-type="float" office:value="2656885" calcext:value-type="float">
            <text:p>2656885</text:p>
          </table:table-cell>
          <table:table-cell table:formula="of:=DEC2HEX([.G8];8)" office:value-type="string" office:string-value="00288A75" calcext:value-type="string">
            <text:p>00288A75</text:p>
          </table:table-cell>
          <table:table-cell table:formula="of:=ROUND([.G8]/65536;2)" office:value-type="float" office:value="40.54" calcext:value-type="float">
            <text:p>40,54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E8]" office:value-type="float" office:value="2816" calcext:value-type="float">
            <text:p>2816</text:p>
          </table:table-cell>
          <table:table-cell/>
          <table:table-cell table:formula="of:=ROUNDDOWN([.B$1]*[.E9];0) + [.G8]-ROUNDDOWN([.G8]/[.B$2];0)" office:value-type="float" office:value="3434190" calcext:value-type="float">
            <text:p>3434190</text:p>
          </table:table-cell>
          <table:table-cell table:formula="of:=DEC2HEX([.G9];8)" office:value-type="string" office:string-value="003466CE" calcext:value-type="string">
            <text:p>003466CE</text:p>
          </table:table-cell>
          <table:table-cell table:formula="of:=ROUND([.G9]/65536;2)" office:value-type="float" office:value="52.4" calcext:value-type="float">
            <text:p>52,4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table:formula="of:=[.E9]" office:value-type="float" office:value="2816" calcext:value-type="float">
            <text:p>2816</text:p>
          </table:table-cell>
          <table:table-cell/>
          <table:table-cell table:formula="of:=ROUNDDOWN([.B$1]*[.E10];0) + [.G9]-ROUNDDOWN([.G9]/[.B$2];0)" office:value-type="float" office:value="4162914" calcext:value-type="float">
            <text:p>4162914</text:p>
          </table:table-cell>
          <table:table-cell table:formula="of:=DEC2HEX([.G10];8)" office:value-type="string" office:string-value="003F8562" calcext:value-type="string">
            <text:p>003F8562</text:p>
          </table:table-cell>
          <table:table-cell table:formula="of:=ROUND([.G10]/65536;2)" office:value-type="float" office:value="63.52" calcext:value-type="float">
            <text:p>63,5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E10]" office:value-type="float" office:value="2816" calcext:value-type="float">
            <text:p>2816</text:p>
          </table:table-cell>
          <table:table-cell/>
          <table:table-cell table:formula="of:=ROUNDDOWN([.B$1]*[.E11];0) + [.G10]-ROUNDDOWN([.G10]/[.B$2];0)" office:value-type="float" office:value="4846092" calcext:value-type="float">
            <text:p>4846092</text:p>
          </table:table-cell>
          <table:table-cell table:formula="of:=DEC2HEX([.G11];8)" office:value-type="string" office:string-value="0049F20C" calcext:value-type="string">
            <text:p>0049F20C</text:p>
          </table:table-cell>
          <table:table-cell table:formula="of:=ROUND([.G11]/65536;2)" office:value-type="float" office:value="73.95" calcext:value-type="float">
            <text:p>73,95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table:formula="of:=[.E11]" office:value-type="float" office:value="2816" calcext:value-type="float">
            <text:p>2816</text:p>
          </table:table-cell>
          <table:table-cell/>
          <table:table-cell table:formula="of:=ROUNDDOWN([.B$1]*[.E12];0) + [.G11]-ROUNDDOWN([.G11]/[.B$2];0)" office:value-type="float" office:value="5486572" calcext:value-type="float">
            <text:p>5486572</text:p>
          </table:table-cell>
          <table:table-cell table:formula="of:=DEC2HEX([.G12];8)" office:value-type="string" office:string-value="0053B7EC" calcext:value-type="string">
            <text:p>0053B7EC</text:p>
          </table:table-cell>
          <table:table-cell table:formula="of:=ROUND([.G12]/65536;2)" office:value-type="float" office:value="83.72" calcext:value-type="float">
            <text:p>83,72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table:formula="of:=[.E12]" office:value-type="float" office:value="2816" calcext:value-type="float">
            <text:p>2816</text:p>
          </table:table-cell>
          <table:table-cell/>
          <table:table-cell table:formula="of:=ROUNDDOWN([.B$1]*[.E13];0) + [.G12]-ROUNDDOWN([.G12]/[.B$2];0)" office:value-type="float" office:value="6087022" calcext:value-type="float">
            <text:p>6087022</text:p>
          </table:table-cell>
          <table:table-cell table:formula="of:=DEC2HEX([.G13];8)" office:value-type="string" office:string-value="005CE16E" calcext:value-type="string">
            <text:p>005CE16E</text:p>
          </table:table-cell>
          <table:table-cell table:formula="of:=ROUND([.G13]/65536;2)" office:value-type="float" office:value="92.88" calcext:value-type="float">
            <text:p>92,88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/>
          <table:table-cell table:formula="of:=[.E13]" office:value-type="float" office:value="2816" calcext:value-type="float">
            <text:p>2816</text:p>
          </table:table-cell>
          <table:table-cell/>
          <table:table-cell table:formula="of:=ROUNDDOWN([.B$1]*[.E14];0) + [.G13]-ROUNDDOWN([.G13]/[.B$2];0)" office:value-type="float" office:value="6649944" calcext:value-type="float">
            <text:p>6649944</text:p>
          </table:table-cell>
          <table:table-cell table:formula="of:=DEC2HEX([.G14];8)" office:value-type="string" office:string-value="00657858" calcext:value-type="string">
            <text:p>00657858</text:p>
          </table:table-cell>
          <table:table-cell table:formula="of:=ROUND([.G14]/65536;2)" office:value-type="float" office:value="101.47" calcext:value-type="float">
            <text:p>101,47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/>
          <table:table-cell table:formula="of:=[.E14]" office:value-type="float" office:value="2816" calcext:value-type="float">
            <text:p>2816</text:p>
          </table:table-cell>
          <table:table-cell/>
          <table:table-cell table:formula="of:=ROUNDDOWN([.B$1]*[.E15];0) + [.G14]-ROUNDDOWN([.G14]/[.B$2];0)" office:value-type="float" office:value="7177683" calcext:value-type="float">
            <text:p>7177683</text:p>
          </table:table-cell>
          <table:table-cell table:formula="of:=DEC2HEX([.G15];8)" office:value-type="string" office:string-value="006D85D3" calcext:value-type="string">
            <text:p>006D85D3</text:p>
          </table:table-cell>
          <table:table-cell table:formula="of:=ROUND([.G15]/65536;2)" office:value-type="float" office:value="109.52" calcext:value-type="float">
            <text:p>109,52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table:formula="of:=[.E15]" office:value-type="float" office:value="2816" calcext:value-type="float">
            <text:p>2816</text:p>
          </table:table-cell>
          <table:table-cell/>
          <table:table-cell table:formula="of:=ROUNDDOWN([.B$1]*[.E16];0) + [.G15]-ROUNDDOWN([.G15]/[.B$2];0)" office:value-type="float" office:value="7672438" calcext:value-type="float">
            <text:p>7672438</text:p>
          </table:table-cell>
          <table:table-cell table:formula="of:=DEC2HEX([.G16];8)" office:value-type="string" office:string-value="00751276" calcext:value-type="string">
            <text:p>00751276</text:p>
          </table:table-cell>
          <table:table-cell table:formula="of:=ROUND([.G16]/65536;2)" office:value-type="float" office:value="117.07" calcext:value-type="float">
            <text:p>117,07</text:p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/>
          <table:table-cell table:formula="of:=[.E16]" office:value-type="float" office:value="2816" calcext:value-type="float">
            <text:p>2816</text:p>
          </table:table-cell>
          <table:table-cell/>
          <table:table-cell table:formula="of:=ROUNDDOWN([.B$1]*[.E17];0) + [.G16]-ROUNDDOWN([.G16]/[.B$2];0)" office:value-type="float" office:value="8136271" calcext:value-type="float">
            <text:p>8136271</text:p>
          </table:table-cell>
          <table:table-cell table:formula="of:=DEC2HEX([.G17];8)" office:value-type="string" office:string-value="007C264F" calcext:value-type="string">
            <text:p>007C264F</text:p>
          </table:table-cell>
          <table:table-cell table:formula="of:=ROUND([.G17]/65536;2)" office:value-type="float" office:value="124.15" calcext:value-type="float">
            <text:p>124,15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/>
          <table:table-cell table:formula="of:=[.E17]" office:value-type="float" office:value="2816" calcext:value-type="float">
            <text:p>2816</text:p>
          </table:table-cell>
          <table:table-cell/>
          <table:table-cell table:formula="of:=ROUNDDOWN([.B$1]*[.E18];0) + [.G17]-ROUNDDOWN([.G17]/[.B$2];0)" office:value-type="float" office:value="8571115" calcext:value-type="float">
            <text:p>8571115</text:p>
          </table:table-cell>
          <table:table-cell table:formula="of:=DEC2HEX([.G18];8)" office:value-type="string" office:string-value="0082C8EB" calcext:value-type="string">
            <text:p>0082C8EB</text:p>
          </table:table-cell>
          <table:table-cell table:formula="of:=ROUND([.G18]/65536;2)" office:value-type="float" office:value="130.78" calcext:value-type="float">
            <text:p>130,78</text:p>
          </table:table-cell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/>
          <table:table-cell table:formula="of:=[.E18]" office:value-type="float" office:value="2816" calcext:value-type="float">
            <text:p>2816</text:p>
          </table:table-cell>
          <table:table-cell/>
          <table:table-cell table:formula="of:=ROUNDDOWN([.B$1]*[.E19];0) + [.G18]-ROUNDDOWN([.G18]/[.B$2];0)" office:value-type="float" office:value="8978781" calcext:value-type="float">
            <text:p>8978781</text:p>
          </table:table-cell>
          <table:table-cell table:formula="of:=DEC2HEX([.G19];8)" office:value-type="string" office:string-value="0089015D" calcext:value-type="string">
            <text:p>0089015D</text:p>
          </table:table-cell>
          <table:table-cell table:formula="of:=ROUND([.G19]/65536;2)" office:value-type="float" office:value="137.01" calcext:value-type="float">
            <text:p>137,01</text:p>
          </table:table-cell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/>
          <table:table-cell table:formula="of:=[.E19]" office:value-type="float" office:value="2816" calcext:value-type="float">
            <text:p>2816</text:p>
          </table:table-cell>
          <table:table-cell/>
          <table:table-cell table:formula="of:=ROUNDDOWN([.B$1]*[.E20];0) + [.G19]-ROUNDDOWN([.G19]/[.B$2];0)" office:value-type="float" office:value="9360968" calcext:value-type="float">
            <text:p>9360968</text:p>
          </table:table-cell>
          <table:table-cell table:formula="of:=DEC2HEX([.G20];8)" office:value-type="string" office:string-value="008ED648" calcext:value-type="string">
            <text:p>008ED648</text:p>
          </table:table-cell>
          <table:table-cell table:formula="of:=ROUND([.G20]/65536;2)" office:value-type="float" office:value="142.84" calcext:value-type="float">
            <text:p>142,84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/>
          <table:table-cell table:formula="of:=[.E20]" office:value-type="float" office:value="2816" calcext:value-type="float">
            <text:p>2816</text:p>
          </table:table-cell>
          <table:table-cell/>
          <table:table-cell table:formula="of:=ROUNDDOWN([.B$1]*[.E21];0) + [.G20]-ROUNDDOWN([.G20]/[.B$2];0)" office:value-type="float" office:value="9719268" calcext:value-type="float">
            <text:p>9719268</text:p>
          </table:table-cell>
          <table:table-cell table:formula="of:=DEC2HEX([.G21];8)" office:value-type="string" office:string-value="00944DE4" calcext:value-type="string">
            <text:p>00944DE4</text:p>
          </table:table-cell>
          <table:table-cell table:formula="of:=ROUND([.G21]/65536;2)" office:value-type="float" office:value="148.3" calcext:value-type="float">
            <text:p>148,3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/>
          <table:table-cell table:formula="of:=[.E21]" office:value-type="float" office:value="2816" calcext:value-type="float">
            <text:p>2816</text:p>
          </table:table-cell>
          <table:table-cell/>
          <table:table-cell table:formula="of:=ROUNDDOWN([.B$1]*[.E22];0) + [.G21]-ROUNDDOWN([.G21]/[.B$2];0)" office:value-type="float" office:value="10055174" calcext:value-type="float">
            <text:p>10055174</text:p>
          </table:table-cell>
          <table:table-cell table:formula="of:=DEC2HEX([.G22];8)" office:value-type="string" office:string-value="00996E06" calcext:value-type="string">
            <text:p>00996E06</text:p>
          </table:table-cell>
          <table:table-cell table:formula="of:=ROUND([.G22]/65536;2)" office:value-type="float" office:value="153.43" calcext:value-type="float">
            <text:p>153,43</text:p>
          </table:table-cell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/>
          <table:table-cell table:formula="of:=[.E22]" office:value-type="float" office:value="2816" calcext:value-type="float">
            <text:p>2816</text:p>
          </table:table-cell>
          <table:table-cell/>
          <table:table-cell table:formula="of:=ROUNDDOWN([.B$1]*[.E23];0) + [.G22]-ROUNDDOWN([.G22]/[.B$2];0)" office:value-type="float" office:value="10370086" calcext:value-type="float">
            <text:p>10370086</text:p>
          </table:table-cell>
          <table:table-cell table:formula="of:=DEC2HEX([.G23];8)" office:value-type="string" office:string-value="009E3C26" calcext:value-type="string">
            <text:p>009E3C26</text:p>
          </table:table-cell>
          <table:table-cell table:formula="of:=ROUND([.G23]/65536;2)" office:value-type="float" office:value="158.23" calcext:value-type="float">
            <text:p>158,23</text:p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/>
          <table:table-cell table:formula="of:=[.E23]" office:value-type="float" office:value="2816" calcext:value-type="float">
            <text:p>2816</text:p>
          </table:table-cell>
          <table:table-cell/>
          <table:table-cell table:formula="of:=ROUNDDOWN([.B$1]*[.E24];0) + [.G23]-ROUNDDOWN([.G23]/[.B$2];0)" office:value-type="float" office:value="10665316" calcext:value-type="float">
            <text:p>10665316</text:p>
          </table:table-cell>
          <table:table-cell table:formula="of:=DEC2HEX([.G24];8)" office:value-type="string" office:string-value="00A2BD64" calcext:value-type="string">
            <text:p>00A2BD64</text:p>
          </table:table-cell>
          <table:table-cell table:formula="of:=ROUND([.G24]/65536;2)" office:value-type="float" office:value="162.74" calcext:value-type="float">
            <text:p>162,74</text:p>
          </table:table-cell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/>
          <table:table-cell table:formula="of:=[.E24]" office:value-type="float" office:value="2816" calcext:value-type="float">
            <text:p>2816</text:p>
          </table:table-cell>
          <table:table-cell/>
          <table:table-cell table:formula="of:=ROUNDDOWN([.B$1]*[.E25];0) + [.G24]-ROUNDDOWN([.G24]/[.B$2];0)" office:value-type="float" office:value="10942094" calcext:value-type="float">
            <text:p>10942094</text:p>
          </table:table-cell>
          <table:table-cell table:formula="of:=DEC2HEX([.G25];8)" office:value-type="string" office:string-value="00A6F68E" calcext:value-type="string">
            <text:p>00A6F68E</text:p>
          </table:table-cell>
          <table:table-cell table:formula="of:=ROUND([.G25]/65536;2)" office:value-type="float" office:value="166.96" calcext:value-type="float">
            <text:p>166,96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formula="of:=[.E25]" office:value-type="float" office:value="2816" calcext:value-type="float">
            <text:p>2816</text:p>
          </table:table-cell>
          <table:table-cell/>
          <table:table-cell table:formula="of:=ROUNDDOWN([.B$1]*[.E26];0) + [.G25]-ROUNDDOWN([.G25]/[.B$2];0)" office:value-type="float" office:value="11201574" calcext:value-type="float">
            <text:p>11201574</text:p>
          </table:table-cell>
          <table:table-cell table:formula="of:=DEC2HEX([.G26];8)" office:value-type="string" office:string-value="00AAEC26" calcext:value-type="string">
            <text:p>00AAEC26</text:p>
          </table:table-cell>
          <table:table-cell table:formula="of:=ROUND([.G26]/65536;2)" office:value-type="float" office:value="170.92" calcext:value-type="float">
            <text:p>170,92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/>
          <table:table-cell table:formula="of:=[.E26]" office:value-type="float" office:value="2816" calcext:value-type="float">
            <text:p>2816</text:p>
          </table:table-cell>
          <table:table-cell/>
          <table:table-cell table:formula="of:=ROUNDDOWN([.B$1]*[.E27];0) + [.G26]-ROUNDDOWN([.G26]/[.B$2];0)" office:value-type="float" office:value="11444836" calcext:value-type="float">
            <text:p>11444836</text:p>
          </table:table-cell>
          <table:table-cell table:formula="of:=DEC2HEX([.G27];8)" office:value-type="string" office:string-value="00AEA264" calcext:value-type="string">
            <text:p>00AEA264</text:p>
          </table:table-cell>
          <table:table-cell table:formula="of:=ROUND([.G27]/65536;2)" office:value-type="float" office:value="174.63" calcext:value-type="float">
            <text:p>174,63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/>
          <table:table-cell table:formula="of:=[.E27]" office:value-type="float" office:value="2816" calcext:value-type="float">
            <text:p>2816</text:p>
          </table:table-cell>
          <table:table-cell/>
          <table:table-cell table:formula="of:=ROUNDDOWN([.B$1]*[.E28];0) + [.G27]-ROUNDDOWN([.G27]/[.B$2];0)" office:value-type="float" office:value="11672894" calcext:value-type="float">
            <text:p>11672894</text:p>
          </table:table-cell>
          <table:table-cell table:formula="of:=DEC2HEX([.G28];8)" office:value-type="string" office:string-value="00B21D3E" calcext:value-type="string">
            <text:p>00B21D3E</text:p>
          </table:table-cell>
          <table:table-cell table:formula="of:=ROUND([.G28]/65536;2)" office:value-type="float" office:value="178.11" calcext:value-type="float">
            <text:p>178,11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/>
          <table:table-cell table:formula="of:=[.E28]" office:value-type="float" office:value="2816" calcext:value-type="float">
            <text:p>2816</text:p>
          </table:table-cell>
          <table:table-cell/>
          <table:table-cell table:formula="of:=ROUNDDOWN([.B$1]*[.E29];0) + [.G28]-ROUNDDOWN([.G28]/[.B$2];0)" office:value-type="float" office:value="11886699" calcext:value-type="float">
            <text:p>11886699</text:p>
          </table:table-cell>
          <table:table-cell table:formula="of:=DEC2HEX([.G29];8)" office:value-type="string" office:string-value="00B5606B" calcext:value-type="string">
            <text:p>00B5606B</text:p>
          </table:table-cell>
          <table:table-cell table:formula="of:=ROUND([.G29]/65536;2)" office:value-type="float" office:value="181.38" calcext:value-type="float">
            <text:p>181,38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/>
          <table:table-cell table:formula="of:=[.E29]" office:value-type="float" office:value="2816" calcext:value-type="float">
            <text:p>2816</text:p>
          </table:table-cell>
          <table:table-cell/>
          <table:table-cell table:formula="of:=ROUNDDOWN([.B$1]*[.E30];0) + [.G29]-ROUNDDOWN([.G29]/[.B$2];0)" office:value-type="float" office:value="12087141" calcext:value-type="float">
            <text:p>12087141</text:p>
          </table:table-cell>
          <table:table-cell table:formula="of:=DEC2HEX([.G30];8)" office:value-type="string" office:string-value="00B86F65" calcext:value-type="string">
            <text:p>00B86F65</text:p>
          </table:table-cell>
          <table:table-cell table:formula="of:=ROUND([.G30]/65536;2)" office:value-type="float" office:value="184.44" calcext:value-type="float">
            <text:p>184,44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table:formula="of:=[.E30]" office:value-type="float" office:value="2816" calcext:value-type="float">
            <text:p>2816</text:p>
          </table:table-cell>
          <table:table-cell/>
          <table:table-cell table:formula="of:=ROUNDDOWN([.B$1]*[.E31];0) + [.G30]-ROUNDDOWN([.G30]/[.B$2];0)" office:value-type="float" office:value="12275055" calcext:value-type="float">
            <text:p>12275055</text:p>
          </table:table-cell>
          <table:table-cell table:formula="of:=DEC2HEX([.G31];8)" office:value-type="string" office:string-value="00BB4D6F" calcext:value-type="string">
            <text:p>00BB4D6F</text:p>
          </table:table-cell>
          <table:table-cell table:formula="of:=ROUND([.G31]/65536;2)" office:value-type="float" office:value="187.3" calcext:value-type="float">
            <text:p>187,3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/>
          <table:table-cell table:formula="of:=[.E31]" office:value-type="float" office:value="2816" calcext:value-type="float">
            <text:p>2816</text:p>
          </table:table-cell>
          <table:table-cell/>
          <table:table-cell table:formula="of:=ROUNDDOWN([.B$1]*[.E32];0) + [.G31]-ROUNDDOWN([.G31]/[.B$2];0)" office:value-type="float" office:value="12451225" calcext:value-type="float">
            <text:p>12451225</text:p>
          </table:table-cell>
          <table:table-cell table:formula="of:=DEC2HEX([.G32];8)" office:value-type="string" office:string-value="00BDFD99" calcext:value-type="string">
            <text:p>00BDFD99</text:p>
          </table:table-cell>
          <table:table-cell table:formula="of:=ROUND([.G32]/65536;2)" office:value-type="float" office:value="189.99" calcext:value-type="float">
            <text:p>189,99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/>
          <table:table-cell table:formula="of:=[.E32]" office:value-type="float" office:value="2816" calcext:value-type="float">
            <text:p>2816</text:p>
          </table:table-cell>
          <table:table-cell/>
          <table:table-cell table:formula="of:=ROUNDDOWN([.B$1]*[.E33];0) + [.G32]-ROUNDDOWN([.G32]/[.B$2];0)" office:value-type="float" office:value="12616384" calcext:value-type="float">
            <text:p>12616384</text:p>
          </table:table-cell>
          <table:table-cell table:formula="of:=DEC2HEX([.G33];8)" office:value-type="string" office:string-value="00C082C0" calcext:value-type="string">
            <text:p>00C082C0</text:p>
          </table:table-cell>
          <table:table-cell table:formula="of:=ROUND([.G33]/65536;2)" office:value-type="float" office:value="192.51" calcext:value-type="float">
            <text:p>192,51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/>
          <table:table-cell table:formula="of:=[.E33]" office:value-type="float" office:value="2816" calcext:value-type="float">
            <text:p>2816</text:p>
          </table:table-cell>
          <table:table-cell/>
          <table:table-cell table:formula="of:=ROUNDDOWN([.B$1]*[.E34];0) + [.G33]-ROUNDDOWN([.G33]/[.B$2];0)" office:value-type="float" office:value="12771220" calcext:value-type="float">
            <text:p>12771220</text:p>
          </table:table-cell>
          <table:table-cell table:formula="of:=DEC2HEX([.G34];8)" office:value-type="string" office:string-value="00C2DF94" calcext:value-type="string">
            <text:p>00C2DF94</text:p>
          </table:table-cell>
          <table:table-cell table:formula="of:=ROUND([.G34]/65536;2)" office:value-type="float" office:value="194.87" calcext:value-type="float">
            <text:p>194,87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/>
          <table:table-cell table:formula="of:=[.E34]" office:value-type="float" office:value="2816" calcext:value-type="float">
            <text:p>2816</text:p>
          </table:table-cell>
          <table:table-cell/>
          <table:table-cell table:formula="of:=ROUNDDOWN([.B$1]*[.E35];0) + [.G34]-ROUNDDOWN([.G34]/[.B$2];0)" office:value-type="float" office:value="12916379" calcext:value-type="float">
            <text:p>12916379</text:p>
          </table:table-cell>
          <table:table-cell table:formula="of:=DEC2HEX([.G35];8)" office:value-type="string" office:string-value="00C5169B" calcext:value-type="string">
            <text:p>00C5169B</text:p>
          </table:table-cell>
          <table:table-cell table:formula="of:=ROUND([.G35]/65536;2)" office:value-type="float" office:value="197.09" calcext:value-type="float">
            <text:p>197,09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E35]" office:value-type="float" office:value="2816" calcext:value-type="float">
            <text:p>2816</text:p>
          </table:table-cell>
          <table:table-cell/>
          <table:table-cell table:formula="of:=ROUNDDOWN([.B$1]*[.E36];0) + [.G35]-ROUNDDOWN([.G35]/[.B$2];0)" office:value-type="float" office:value="13052466" calcext:value-type="float">
            <text:p>13052466</text:p>
          </table:table-cell>
          <table:table-cell table:formula="of:=DEC2HEX([.G36];8)" office:value-type="string" office:string-value="00C72A32" calcext:value-type="string">
            <text:p>00C72A32</text:p>
          </table:table-cell>
          <table:table-cell table:formula="of:=ROUND([.G36]/65536;2)" office:value-type="float" office:value="199.16" calcext:value-type="float">
            <text:p>199,16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/>
          <table:table-cell table:formula="of:=[.E36]" office:value-type="float" office:value="2816" calcext:value-type="float">
            <text:p>2816</text:p>
          </table:table-cell>
          <table:table-cell/>
          <table:table-cell table:formula="of:=ROUNDDOWN([.B$1]*[.E37];0) + [.G36]-ROUNDDOWN([.G36]/[.B$2];0)" office:value-type="float" office:value="13180047" calcext:value-type="float">
            <text:p>13180047</text:p>
          </table:table-cell>
          <table:table-cell table:formula="of:=DEC2HEX([.G37];8)" office:value-type="string" office:string-value="00C91C8F" calcext:value-type="string">
            <text:p>00C91C8F</text:p>
          </table:table-cell>
          <table:table-cell table:formula="of:=ROUND([.G37]/65536;2)" office:value-type="float" office:value="201.11" calcext:value-type="float">
            <text:p>201,11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/>
          <table:table-cell table:formula="of:=[.E37]" office:value-type="float" office:value="2816" calcext:value-type="float">
            <text:p>2816</text:p>
          </table:table-cell>
          <table:table-cell/>
          <table:table-cell table:formula="of:=ROUNDDOWN([.B$1]*[.E38];0) + [.G37]-ROUNDDOWN([.G37]/[.B$2];0)" office:value-type="float" office:value="13299655" calcext:value-type="float">
            <text:p>13299655</text:p>
          </table:table-cell>
          <table:table-cell table:formula="of:=DEC2HEX([.G38];8)" office:value-type="string" office:string-value="00CAEFC7" calcext:value-type="string">
            <text:p>00CAEFC7</text:p>
          </table:table-cell>
          <table:table-cell table:formula="of:=ROUND([.G38]/65536;2)" office:value-type="float" office:value="202.94" calcext:value-type="float">
            <text:p>202,94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/>
          <table:table-cell table:formula="of:=[.E38]" office:value-type="float" office:value="2816" calcext:value-type="float">
            <text:p>2816</text:p>
          </table:table-cell>
          <table:table-cell/>
          <table:table-cell table:formula="of:=ROUNDDOWN([.B$1]*[.E39];0) + [.G38]-ROUNDDOWN([.G38]/[.B$2];0)" office:value-type="float" office:value="13411787" calcext:value-type="float">
            <text:p>13411787</text:p>
          </table:table-cell>
          <table:table-cell table:formula="of:=DEC2HEX([.G39];8)" office:value-type="string" office:string-value="00CCA5CB" calcext:value-type="string">
            <text:p>00CCA5CB</text:p>
          </table:table-cell>
          <table:table-cell table:formula="of:=ROUND([.G39]/65536;2)" office:value-type="float" office:value="204.65" calcext:value-type="float">
            <text:p>204,65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/>
          <table:table-cell table:formula="of:=[.E39]" office:value-type="float" office:value="2816" calcext:value-type="float">
            <text:p>2816</text:p>
          </table:table-cell>
          <table:table-cell/>
          <table:table-cell table:formula="of:=ROUNDDOWN([.B$1]*[.E40];0) + [.G39]-ROUNDDOWN([.G39]/[.B$2];0)" office:value-type="float" office:value="13516911" calcext:value-type="float">
            <text:p>13516911</text:p>
          </table:table-cell>
          <table:table-cell table:formula="of:=DEC2HEX([.G40];8)" office:value-type="string" office:string-value="00CE406F" calcext:value-type="string">
            <text:p>00CE406F</text:p>
          </table:table-cell>
          <table:table-cell table:formula="of:=ROUND([.G40]/65536;2)" office:value-type="float" office:value="206.25" calcext:value-type="float">
            <text:p>206,25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table:formula="of:=[.E40]" office:value-type="float" office:value="2816" calcext:value-type="float">
            <text:p>2816</text:p>
          </table:table-cell>
          <table:table-cell/>
          <table:table-cell table:formula="of:=ROUNDDOWN([.B$1]*[.E41];0) + [.G40]-ROUNDDOWN([.G40]/[.B$2];0)" office:value-type="float" office:value="13615465" calcext:value-type="float">
            <text:p>13615465</text:p>
          </table:table-cell>
          <table:table-cell table:formula="of:=DEC2HEX([.G41];8)" office:value-type="string" office:string-value="00CFC169" calcext:value-type="string">
            <text:p>00CFC169</text:p>
          </table:table-cell>
          <table:table-cell table:formula="of:=ROUND([.G41]/65536;2)" office:value-type="float" office:value="207.76" calcext:value-type="float">
            <text:p>207,76</text:p>
          </table:table-cell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/>
          <table:table-cell table:formula="of:=[.E41]" office:value-type="float" office:value="2816" calcext:value-type="float">
            <text:p>2816</text:p>
          </table:table-cell>
          <table:table-cell/>
          <table:table-cell table:formula="of:=ROUNDDOWN([.B$1]*[.E42];0) + [.G41]-ROUNDDOWN([.G41]/[.B$2];0)" office:value-type="float" office:value="13707859" calcext:value-type="float">
            <text:p>13707859</text:p>
          </table:table-cell>
          <table:table-cell table:formula="of:=DEC2HEX([.G42];8)" office:value-type="string" office:string-value="00D12A53" calcext:value-type="string">
            <text:p>00D12A53</text:p>
          </table:table-cell>
          <table:table-cell table:formula="of:=ROUND([.G42]/65536;2)" office:value-type="float" office:value="209.17" calcext:value-type="float">
            <text:p>209,17</text:p>
          </table:table-cell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/>
          <table:table-cell table:formula="of:=[.E42]" office:value-type="float" office:value="2816" calcext:value-type="float">
            <text:p>2816</text:p>
          </table:table-cell>
          <table:table-cell/>
          <table:table-cell table:formula="of:=ROUNDDOWN([.B$1]*[.E43];0) + [.G42]-ROUNDDOWN([.G42]/[.B$2];0)" office:value-type="float" office:value="13794478" calcext:value-type="float">
            <text:p>13794478</text:p>
          </table:table-cell>
          <table:table-cell table:formula="of:=DEC2HEX([.G43];8)" office:value-type="string" office:string-value="00D27CAE" calcext:value-type="string">
            <text:p>00D27CAE</text:p>
          </table:table-cell>
          <table:table-cell table:formula="of:=ROUND([.G43]/65536;2)" office:value-type="float" office:value="210.49" calcext:value-type="float">
            <text:p>210,49</text:p>
          </table:table-cell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/>
          <table:table-cell table:formula="of:=[.E43]" office:value-type="float" office:value="2816" calcext:value-type="float">
            <text:p>2816</text:p>
          </table:table-cell>
          <table:table-cell/>
          <table:table-cell table:formula="of:=ROUNDDOWN([.B$1]*[.E44];0) + [.G43]-ROUNDDOWN([.G43]/[.B$2];0)" office:value-type="float" office:value="13875684" calcext:value-type="float">
            <text:p>13875684</text:p>
          </table:table-cell>
          <table:table-cell table:formula="of:=DEC2HEX([.G44];8)" office:value-type="string" office:string-value="00D3B9E4" calcext:value-type="string">
            <text:p>00D3B9E4</text:p>
          </table:table-cell>
          <table:table-cell table:formula="of:=ROUND([.G44]/65536;2)" office:value-type="float" office:value="211.73" calcext:value-type="float">
            <text:p>211,73</text:p>
          </table:table-cell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/>
          <table:table-cell table:formula="of:=[.E44]" office:value-type="float" office:value="2816" calcext:value-type="float">
            <text:p>2816</text:p>
          </table:table-cell>
          <table:table-cell/>
          <table:table-cell table:formula="of:=ROUNDDOWN([.B$1]*[.E45];0) + [.G44]-ROUNDDOWN([.G44]/[.B$2];0)" office:value-type="float" office:value="13951814" calcext:value-type="float">
            <text:p>13951814</text:p>
          </table:table-cell>
          <table:table-cell table:formula="of:=DEC2HEX([.G45];8)" office:value-type="string" office:string-value="00D4E346" calcext:value-type="string">
            <text:p>00D4E346</text:p>
          </table:table-cell>
          <table:table-cell table:formula="of:=ROUND([.G45]/65536;2)" office:value-type="float" office:value="212.89" calcext:value-type="float">
            <text:p>212,89</text:p>
          </table:table-cell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table:formula="of:=[.E45]" office:value-type="float" office:value="2816" calcext:value-type="float">
            <text:p>2816</text:p>
          </table:table-cell>
          <table:table-cell/>
          <table:table-cell table:formula="of:=ROUNDDOWN([.B$1]*[.E46];0) + [.G45]-ROUNDDOWN([.G45]/[.B$2];0)" office:value-type="float" office:value="14023186" calcext:value-type="float">
            <text:p>14023186</text:p>
          </table:table-cell>
          <table:table-cell table:formula="of:=DEC2HEX([.G46];8)" office:value-type="string" office:string-value="00D5FA12" calcext:value-type="string">
            <text:p>00D5FA12</text:p>
          </table:table-cell>
          <table:table-cell table:formula="of:=ROUND([.G46]/65536;2)" office:value-type="float" office:value="213.98" calcext:value-type="float">
            <text:p>213,98</text:p>
          </table:table-cell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/>
          <table:table-cell table:formula="of:=[.E46]" office:value-type="float" office:value="2816" calcext:value-type="float">
            <text:p>2816</text:p>
          </table:table-cell>
          <table:table-cell/>
          <table:table-cell table:formula="of:=ROUNDDOWN([.B$1]*[.E47];0) + [.G46]-ROUNDDOWN([.G46]/[.B$2];0)" office:value-type="float" office:value="14090097" calcext:value-type="float">
            <text:p>14090097</text:p>
          </table:table-cell>
          <table:table-cell table:formula="of:=DEC2HEX([.G47];8)" office:value-type="string" office:string-value="00D6FF71" calcext:value-type="string">
            <text:p>00D6FF71</text:p>
          </table:table-cell>
          <table:table-cell table:formula="of:=ROUND([.G47]/65536;2)" office:value-type="float" office:value="215" calcext:value-type="float">
            <text:p>215</text:p>
          </table:table-cell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/>
          <table:table-cell table:formula="of:=[.E47]" office:value-type="float" office:value="2816" calcext:value-type="float">
            <text:p>2816</text:p>
          </table:table-cell>
          <table:table-cell/>
          <table:table-cell table:formula="of:=ROUNDDOWN([.B$1]*[.E48];0) + [.G47]-ROUNDDOWN([.G47]/[.B$2];0)" office:value-type="float" office:value="14152826" calcext:value-type="float">
            <text:p>14152826</text:p>
          </table:table-cell>
          <table:table-cell table:formula="of:=DEC2HEX([.G48];8)" office:value-type="string" office:string-value="00D7F47A" calcext:value-type="string">
            <text:p>00D7F47A</text:p>
          </table:table-cell>
          <table:table-cell table:formula="of:=ROUND([.G48]/65536;2)" office:value-type="float" office:value="215.95" calcext:value-type="float">
            <text:p>215,95</text:p>
          </table:table-cell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/>
          <table:table-cell table:formula="of:=[.E48]" office:value-type="float" office:value="2816" calcext:value-type="float">
            <text:p>2816</text:p>
          </table:table-cell>
          <table:table-cell/>
          <table:table-cell table:formula="of:=ROUNDDOWN([.B$1]*[.E49];0) + [.G48]-ROUNDDOWN([.G48]/[.B$2];0)" office:value-type="float" office:value="14211635" calcext:value-type="float">
            <text:p>14211635</text:p>
          </table:table-cell>
          <table:table-cell table:formula="of:=DEC2HEX([.G49];8)" office:value-type="string" office:string-value="00D8DA33" calcext:value-type="string">
            <text:p>00D8DA33</text:p>
          </table:table-cell>
          <table:table-cell table:formula="of:=ROUND([.G49]/65536;2)" office:value-type="float" office:value="216.85" calcext:value-type="float">
            <text:p>216,85</text:p>
          </table:table-cell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/>
          <table:table-cell table:formula="of:=[.E49]" office:value-type="float" office:value="2816" calcext:value-type="float">
            <text:p>2816</text:p>
          </table:table-cell>
          <table:table-cell/>
          <table:table-cell table:formula="of:=ROUNDDOWN([.B$1]*[.E50];0) + [.G49]-ROUNDDOWN([.G49]/[.B$2];0)" office:value-type="float" office:value="14266768" calcext:value-type="float">
            <text:p>14266768</text:p>
          </table:table-cell>
          <table:table-cell table:formula="of:=DEC2HEX([.G50];8)" office:value-type="string" office:string-value="00D9B190" calcext:value-type="string">
            <text:p>00D9B190</text:p>
          </table:table-cell>
          <table:table-cell table:formula="of:=ROUND([.G50]/65536;2)" office:value-type="float" office:value="217.69" calcext:value-type="float">
            <text:p>217,69</text:p>
          </table:table-cell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table:formula="of:=[.E50]" office:value-type="float" office:value="2816" calcext:value-type="float">
            <text:p>2816</text:p>
          </table:table-cell>
          <table:table-cell/>
          <table:table-cell table:formula="of:=ROUNDDOWN([.B$1]*[.E51];0) + [.G50]-ROUNDDOWN([.G50]/[.B$2];0)" office:value-type="float" office:value="14318455" calcext:value-type="float">
            <text:p>14318455</text:p>
          </table:table-cell>
          <table:table-cell table:formula="of:=DEC2HEX([.G51];8)" office:value-type="string" office:string-value="00DA7B77" calcext:value-type="string">
            <text:p>00DA7B77</text:p>
          </table:table-cell>
          <table:table-cell table:formula="of:=ROUND([.G51]/65536;2)" office:value-type="float" office:value="218.48" calcext:value-type="float">
            <text:p>218,48</text:p>
          </table:table-cell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/>
          <table:table-cell table:formula="of:=[.E51]" office:value-type="float" office:value="2816" calcext:value-type="float">
            <text:p>2816</text:p>
          </table:table-cell>
          <table:table-cell/>
          <table:table-cell table:formula="of:=ROUNDDOWN([.B$1]*[.E52];0) + [.G51]-ROUNDDOWN([.G51]/[.B$2];0)" office:value-type="float" office:value="14366912" calcext:value-type="float">
            <text:p>14366912</text:p>
          </table:table-cell>
          <table:table-cell table:formula="of:=DEC2HEX([.G52];8)" office:value-type="string" office:string-value="00DB38C0" calcext:value-type="string">
            <text:p>00DB38C0</text:p>
          </table:table-cell>
          <table:table-cell table:formula="of:=ROUND([.G52]/65536;2)" office:value-type="float" office:value="219.22" calcext:value-type="float">
            <text:p>219,22</text:p>
          </table:table-cell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/>
          <table:table-cell table:formula="of:=[.E52]" office:value-type="float" office:value="2816" calcext:value-type="float">
            <text:p>2816</text:p>
          </table:table-cell>
          <table:table-cell/>
          <table:table-cell table:formula="of:=ROUNDDOWN([.B$1]*[.E53];0) + [.G52]-ROUNDDOWN([.G52]/[.B$2];0)" office:value-type="float" office:value="14412340" calcext:value-type="float">
            <text:p>14412340</text:p>
          </table:table-cell>
          <table:table-cell table:formula="of:=DEC2HEX([.G53];8)" office:value-type="string" office:string-value="00DBEA34" calcext:value-type="string">
            <text:p>00DBEA34</text:p>
          </table:table-cell>
          <table:table-cell table:formula="of:=ROUND([.G53]/65536;2)" office:value-type="float" office:value="219.91" calcext:value-type="float">
            <text:p>219,91</text:p>
          </table:table-cell>
        </table:table-row>
        <table:table-row table:style-name="ro1">
          <table:table-cell table:number-columns-repeated="2"/>
          <table:table-cell office:value-type="float" office:value="960" calcext:value-type="float">
            <text:p>960</text:p>
          </table:table-cell>
          <table:table-cell/>
          <table:table-cell table:formula="of:=[.E53]" office:value-type="float" office:value="2816" calcext:value-type="float">
            <text:p>2816</text:p>
          </table:table-cell>
          <table:table-cell/>
          <table:table-cell table:formula="of:=ROUNDDOWN([.B$1]*[.E54];0) + [.G53]-ROUNDDOWN([.G53]/[.B$2];0)" office:value-type="float" office:value="14454929" calcext:value-type="float">
            <text:p>14454929</text:p>
          </table:table-cell>
          <table:table-cell table:formula="of:=DEC2HEX([.G54];8)" office:value-type="string" office:string-value="00DC9091" calcext:value-type="string">
            <text:p>00DC9091</text:p>
          </table:table-cell>
          <table:table-cell table:formula="of:=ROUND([.G54]/65536;2)" office:value-type="float" office:value="220.56" calcext:value-type="float">
            <text:p>220,56</text:p>
          </table:table-cell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/>
          <table:table-cell table:formula="of:=[.E54]" office:value-type="float" office:value="2816" calcext:value-type="float">
            <text:p>2816</text:p>
          </table:table-cell>
          <table:table-cell/>
          <table:table-cell table:formula="of:=ROUNDDOWN([.B$1]*[.E55];0) + [.G54]-ROUNDDOWN([.G54]/[.B$2];0)" office:value-type="float" office:value="14494856" calcext:value-type="float">
            <text:p>14494856</text:p>
          </table:table-cell>
          <table:table-cell table:formula="of:=DEC2HEX([.G55];8)" office:value-type="string" office:string-value="00DD2C88" calcext:value-type="string">
            <text:p>00DD2C88</text:p>
          </table:table-cell>
          <table:table-cell table:formula="of:=ROUND([.G55]/65536;2)" office:value-type="float" office:value="221.17" calcext:value-type="float">
            <text:p>221,17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table:formula="of:=[.E55]" office:value-type="float" office:value="2816" calcext:value-type="float">
            <text:p>2816</text:p>
          </table:table-cell>
          <table:table-cell/>
          <table:table-cell table:formula="of:=ROUNDDOWN([.B$1]*[.E56];0) + [.G55]-ROUNDDOWN([.G55]/[.B$2];0)" office:value-type="float" office:value="14532288" calcext:value-type="float">
            <text:p>14532288</text:p>
          </table:table-cell>
          <table:table-cell table:formula="of:=DEC2HEX([.G56];8)" office:value-type="string" office:string-value="00DDBEC0" calcext:value-type="string">
            <text:p>00DDBEC0</text:p>
          </table:table-cell>
          <table:table-cell table:formula="of:=ROUND([.G56]/65536;2)" office:value-type="float" office:value="221.75" calcext:value-type="float">
            <text:p>221,75</text:p>
          </table:table-cell>
        </table:table-row>
      </table:table>
      <table:table table:name="Tabelle2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65536/[.A4]" office:value-type="float" office:value="2340.57142857143" calcext:value-type="float">
            <text:p>2340,57142857143</text:p>
          </table:table-cell>
          <table:table-cell table:formula="of:=[.B4]-[.B$8]" office:value-type="float" office:value="292.571428571428" calcext:value-type="float">
            <text:p>292,571428571428</text:p>
          </table:table-cell>
          <table:table-cell table:formula="of:=[.B$8]+64*([.A$8]-[.A4])" office:value-type="float" office:value="2304" calcext:value-type="float">
            <text:p>2304</text:p>
          </table:table-cell>
          <table:table-cell/>
          <table:table-cell table:formula="of:=[.F$8]*[.A4]/[.A$8]" office:value-type="float" office:value="1853.25" calcext:value-type="float">
            <text:p>1853,25</text:p>
          </table:table-cell>
          <table:table-cell table:formula="of:=[.F4]*[.D4]/65536*32" office:value-type="float" office:value="2084.90625" calcext:value-type="float">
            <text:p>2084,90625</text:p>
          </table:table-cell>
          <table:table-cell table:formula="of:=[.G4]*[.G$8]" office:value-type="float" office:value="226.40625" calcext:value-type="float">
            <text:p>226,406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65536/[.A5]" office:value-type="float" office:value="2259.86206896552" calcext:value-type="float">
            <text:p>2259,86206896552</text:p>
          </table:table-cell>
          <table:table-cell table:formula="of:=[.B5]-[.B$8]" office:value-type="float" office:value="211.862068965517" calcext:value-type="float">
            <text:p>211,862068965517</text:p>
          </table:table-cell>
          <table:table-cell table:formula="of:=[.B$8]+64*([.A$8]-[.A5])" office:value-type="float" office:value="2240" calcext:value-type="float">
            <text:p>2240</text:p>
          </table:table-cell>
          <table:table-cell/>
          <table:table-cell table:formula="of:=[.F$8]*[.A5]/[.A$8]" office:value-type="float" office:value="1919.4375" calcext:value-type="float">
            <text:p>1919,4375</text:p>
          </table:table-cell>
          <table:table-cell table:formula="of:=[.F5]*[.D5]/65536*32" office:value-type="float" office:value="2099.384765625" calcext:value-type="float">
            <text:p>2099,384765625</text:p>
          </table:table-cell>
          <table:table-cell table:formula="of:=[.G5]*[.G$8]" office:value-type="float" office:value="227.978515625" calcext:value-type="float">
            <text:p>227,978515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65536/[.A6]" office:value-type="float" office:value="2184.53333333333" calcext:value-type="float">
            <text:p>2184,53333333333</text:p>
          </table:table-cell>
          <table:table-cell table:formula="of:=[.B6]-[.B$8]" office:value-type="float" office:value="136.533333333333" calcext:value-type="float">
            <text:p>136,533333333333</text:p>
          </table:table-cell>
          <table:table-cell table:formula="of:=[.B$8]+64*([.A$8]-[.A6])" office:value-type="float" office:value="2176" calcext:value-type="float">
            <text:p>2176</text:p>
          </table:table-cell>
          <table:table-cell/>
          <table:table-cell table:formula="of:=[.F$8]*[.A6]/[.A$8]" office:value-type="float" office:value="1985.625" calcext:value-type="float">
            <text:p>1985,625</text:p>
          </table:table-cell>
          <table:table-cell table:formula="of:=[.F6]*[.D6]/65536*32" office:value-type="float" office:value="2109.7265625" calcext:value-type="float">
            <text:p>2109,7265625</text:p>
          </table:table-cell>
          <table:table-cell table:formula="of:=[.G6]*[.G$8]" office:value-type="float" office:value="229.1015625" calcext:value-type="float">
            <text:p>229,10156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65536/[.A7]" office:value-type="float" office:value="2114.06451612903" calcext:value-type="float">
            <text:p>2114,06451612903</text:p>
          </table:table-cell>
          <table:table-cell table:formula="of:=[.B7]-[.B$8]" office:value-type="float" office:value="66.0645161290322" calcext:value-type="float">
            <text:p>66,0645161290322</text:p>
          </table:table-cell>
          <table:table-cell table:formula="of:=[.B$8]+64*([.A$8]-[.A7])" office:value-type="float" office:value="2112" calcext:value-type="float">
            <text:p>2112</text:p>
          </table:table-cell>
          <table:table-cell/>
          <table:table-cell table:formula="of:=[.F$8]*[.A7]/[.A$8]" office:value-type="float" office:value="2051.8125" calcext:value-type="float">
            <text:p>2051,8125</text:p>
          </table:table-cell>
          <table:table-cell table:formula="of:=[.F7]*[.D7]/65536*32" office:value-type="float" office:value="2115.931640625" calcext:value-type="float">
            <text:p>2115,931640625</text:p>
          </table:table-cell>
          <table:table-cell table:formula="of:=[.G7]*[.G$8]" office:value-type="float" office:value="229.775390625" calcext:value-type="float">
            <text:p>229,7753906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65536/[.A8]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table:formula="of:=[.B$8]+64*([.A$8]-[.A8])" office:value-type="float" office:value="2048" calcext:value-type="float">
            <text:p>2048</text:p>
          </table:table-cell>
          <table:table-cell/>
          <table:table-cell office:value-type="float" office:value="2118" calcext:value-type="float">
            <text:p>2118</text:p>
          </table:table-cell>
          <table:table-cell table:formula="of:=230/[.F8]" office:value-type="float" office:value="0.108593012275732" calcext:value-type="float">
            <text:p>0,108593012275732</text:p>
          </table:table-cell>
          <table:table-cell table:formula="of:=[.F8]*[.G8]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65536/[.A9]" office:value-type="float" office:value="1985.93939393939" calcext:value-type="float">
            <text:p>1985,93939393939</text:p>
          </table:table-cell>
          <table:table-cell table:formula="of:=[.B9]-[.B$8]" office:value-type="float" office:value="-62.060606060606" calcext:value-type="float">
            <text:p>-62,060606060606</text:p>
          </table:table-cell>
          <table:table-cell table:formula="of:=[.B$8]+64*([.A$8]-[.A9])" office:value-type="float" office:value="1984" calcext:value-type="float">
            <text:p>1984</text:p>
          </table:table-cell>
          <table:table-cell/>
          <table:table-cell table:formula="of:=[.F$8]*[.A9]/[.A$8]" office:value-type="float" office:value="2184.1875" calcext:value-type="float">
            <text:p>2184,1875</text:p>
          </table:table-cell>
          <table:table-cell table:formula="of:=[.F9]*[.D9]/65536*32" office:value-type="float" office:value="2115.931640625" calcext:value-type="float">
            <text:p>2115,931640625</text:p>
          </table:table-cell>
          <table:table-cell table:formula="of:=[.G9]*[.G$8]" office:value-type="float" office:value="229.775390625" calcext:value-type="float">
            <text:p>229,7753906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65536/[.A10]" office:value-type="float" office:value="1927.52941176471" calcext:value-type="float">
            <text:p>1927,52941176471</text:p>
          </table:table-cell>
          <table:table-cell table:formula="of:=[.B10]-[.B$8]" office:value-type="float" office:value="-120.470588235294" calcext:value-type="float">
            <text:p>-120,470588235294</text:p>
          </table:table-cell>
          <table:table-cell table:formula="of:=[.B$8]+64*([.A$8]-[.A10])" office:value-type="float" office:value="1920" calcext:value-type="float">
            <text:p>1920</text:p>
          </table:table-cell>
          <table:table-cell/>
          <table:table-cell table:formula="of:=[.F$8]*[.A10]/[.A$8]" office:value-type="float" office:value="2250.375" calcext:value-type="float">
            <text:p>2250,375</text:p>
          </table:table-cell>
          <table:table-cell table:formula="of:=[.F10]*[.D10]/65536*32" office:value-type="float" office:value="2109.7265625" calcext:value-type="float">
            <text:p>2109,7265625</text:p>
          </table:table-cell>
          <table:table-cell table:formula="of:=[.G10]*[.G$8]" office:value-type="float" office:value="229.1015625" calcext:value-type="float">
            <text:p>229,10156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65536/[.A11]" office:value-type="float" office:value="1872.45714285714" calcext:value-type="float">
            <text:p>1872,45714285714</text:p>
          </table:table-cell>
          <table:table-cell table:formula="of:=[.B11]-[.B$8]" office:value-type="float" office:value="-175.542857142857" calcext:value-type="float">
            <text:p>-175,542857142857</text:p>
          </table:table-cell>
          <table:table-cell table:formula="of:=[.B$8]+64*([.A$8]-[.A11])" office:value-type="float" office:value="1856" calcext:value-type="float">
            <text:p>1856</text:p>
          </table:table-cell>
          <table:table-cell/>
          <table:table-cell table:formula="of:=[.F$8]*[.A11]/[.A$8]" office:value-type="float" office:value="2316.5625" calcext:value-type="float">
            <text:p>2316,5625</text:p>
          </table:table-cell>
          <table:table-cell table:formula="of:=[.F11]*[.D11]/65536*32" office:value-type="float" office:value="2099.384765625" calcext:value-type="float">
            <text:p>2099,384765625</text:p>
          </table:table-cell>
          <table:table-cell table:formula="of:=[.G11]*[.G$8]" office:value-type="float" office:value="227.978515625" calcext:value-type="float">
            <text:p>227,97851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3:57:21.119338260</meta:creation-date>
    <dc:date>2019-10-30T06:26:46.832441250</dc:date>
    <meta:editing-duration>PT14H48M22S</meta:editing-duration>
    <meta:editing-cycles>3</meta:editing-cycles>
    <meta:generator>LibreOffice/6.0.7.3$Linux_X86_64 LibreOffice_project/00m0$Build-3</meta:generator>
    <meta:document-statistic meta:table-count="2" meta:cell-count="3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922cm" svg:height="11.741cm" xlink:href=".." xlink:type="simple" chart:class="chart:scatter" chart:style-name="ch1">
        <chart:legend chart:legend-position="end" svg:x="20.34cm" svg:y="5.571cm" style:legend-expansion="high" chart:style-name="ch2"/>
        <chart:plot-area chart:style-name="ch3" table:cell-range-address="Voltage.C1:Voltage.C56 Voltage.I1:Voltage.I56" chart:data-source-has-labels="row" svg:x="0.438cm" svg:y="0.234cm" svg:width="19.464cm" svg:height="11.273cm">
          <chartooo:coordinate-region svg:x="0.769cm" svg:y="0.433cm" svg:width="18.761cm" svg:height="10.4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oltage.I2:Voltage.I56" chart:label-cell-address="Voltage.I1:Voltage.I1" chart:class="chart:scatter">
            <chart:domain table:cell-range-address="Voltage.C2:Voltage.C56"/>
            <chart:data-point chart:repeated="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V</text:p>
                <draw:g>
                  <svg:desc>Voltage.I1:Voltag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0">
                <text:p>-80</text:p>
                <draw:g>
                  <svg:desc>Voltage.C2:Voltage.C56</svg:desc>
                </draw:g>
              </table:table-cell>
              <table:table-cell office:value-type="float" office:value="0">
                <text:p>0</text:p>
                <draw:g>
                  <svg:desc>Voltage.I2:Voltage.I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0">
                <text:p>-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0.54">
                <text:p>40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3.52">
                <text:p>6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73.95">
                <text:p>73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92.88">
                <text:p>92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">
                <text:p>160</text:p>
              </table:table-cell>
              <table:table-cell office:value-type="float" office:value="101.47">
                <text:p>101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  <table:table-cell office:value-type="float" office:value="109.52">
                <text:p>109.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117.07">
                <text:p>117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">
                <text:p>220</text:p>
              </table:table-cell>
              <table:table-cell office:value-type="float" office:value="124.15">
                <text:p>124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130.78">
                <text:p>130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">
                <text:p>260</text:p>
              </table:table-cell>
              <table:table-cell office:value-type="float" office:value="137.01">
                <text:p>137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">
                <text:p>280</text:p>
              </table:table-cell>
              <table:table-cell office:value-type="float" office:value="142.84">
                <text:p>142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48.3">
                <text:p>148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0">
                <text:p>320</text:p>
              </table:table-cell>
              <table:table-cell office:value-type="float" office:value="153.43">
                <text:p>153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0">
                <text:p>340</text:p>
              </table:table-cell>
              <table:table-cell office:value-type="float" office:value="158.23">
                <text:p>158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">
                <text:p>360</text:p>
              </table:table-cell>
              <table:table-cell office:value-type="float" office:value="162.74">
                <text:p>162.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">
                <text:p>380</text:p>
              </table:table-cell>
              <table:table-cell office:value-type="float" office:value="166.96">
                <text:p>166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">
                <text:p>400</text:p>
              </table:table-cell>
              <table:table-cell office:value-type="float" office:value="170.92">
                <text:p>170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0">
                <text:p>420</text:p>
              </table:table-cell>
              <table:table-cell office:value-type="float" office:value="174.63">
                <text:p>174.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0">
                <text:p>440</text:p>
              </table:table-cell>
              <table:table-cell office:value-type="float" office:value="178.11">
                <text:p>178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0">
                <text:p>460</text:p>
              </table:table-cell>
              <table:table-cell office:value-type="float" office:value="181.38">
                <text:p>181.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0">
                <text:p>480</text:p>
              </table:table-cell>
              <table:table-cell office:value-type="float" office:value="184.44">
                <text:p>184.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">
                <text:p>500</text:p>
              </table:table-cell>
              <table:table-cell office:value-type="float" office:value="187.3">
                <text:p>187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0">
                <text:p>520</text:p>
              </table:table-cell>
              <table:table-cell office:value-type="float" office:value="189.99">
                <text:p>189.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0">
                <text:p>540</text:p>
              </table:table-cell>
              <table:table-cell office:value-type="float" office:value="192.51">
                <text:p>192.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0">
                <text:p>560</text:p>
              </table:table-cell>
              <table:table-cell office:value-type="float" office:value="194.87">
                <text:p>194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0">
                <text:p>580</text:p>
              </table:table-cell>
              <table:table-cell office:value-type="float" office:value="197.09">
                <text:p>197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0">
                <text:p>600</text:p>
              </table:table-cell>
              <table:table-cell office:value-type="float" office:value="199.16">
                <text:p>199.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0">
                <text:p>620</text:p>
              </table:table-cell>
              <table:table-cell office:value-type="float" office:value="201.11">
                <text:p>201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0">
                <text:p>640</text:p>
              </table:table-cell>
              <table:table-cell office:value-type="float" office:value="202.94">
                <text:p>202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0">
                <text:p>660</text:p>
              </table:table-cell>
              <table:table-cell office:value-type="float" office:value="204.65">
                <text:p>204.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0">
                <text:p>680</text:p>
              </table:table-cell>
              <table:table-cell office:value-type="float" office:value="206.25">
                <text:p>206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">
                <text:p>700</text:p>
              </table:table-cell>
              <table:table-cell office:value-type="float" office:value="207.76">
                <text:p>207.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0">
                <text:p>720</text:p>
              </table:table-cell>
              <table:table-cell office:value-type="float" office:value="209.17">
                <text:p>209.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40">
                <text:p>740</text:p>
              </table:table-cell>
              <table:table-cell office:value-type="float" office:value="210.49">
                <text:p>210.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0">
                <text:p>760</text:p>
              </table:table-cell>
              <table:table-cell office:value-type="float" office:value="211.73">
                <text:p>211.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0">
                <text:p>780</text:p>
              </table:table-cell>
              <table:table-cell office:value-type="float" office:value="212.89">
                <text:p>212.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0">
                <text:p>800</text:p>
              </table:table-cell>
              <table:table-cell office:value-type="float" office:value="213.98">
                <text:p>213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20">
                <text:p>8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0">
                <text:p>840</text:p>
              </table:table-cell>
              <table:table-cell office:value-type="float" office:value="215.95">
                <text:p>215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60">
                <text:p>860</text:p>
              </table:table-cell>
              <table:table-cell office:value-type="float" office:value="216.85">
                <text:p>216.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80">
                <text:p>880</text:p>
              </table:table-cell>
              <table:table-cell office:value-type="float" office:value="217.69">
                <text:p>217.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0">
                <text:p>900</text:p>
              </table:table-cell>
              <table:table-cell office:value-type="float" office:value="218.48">
                <text:p>218.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20">
                <text:p>920</text:p>
              </table:table-cell>
              <table:table-cell office:value-type="float" office:value="219.22">
                <text:p>219.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40">
                <text:p>940</text:p>
              </table:table-cell>
              <table:table-cell office:value-type="float" office:value="219.91">
                <text:p>219.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60">
                <text:p>960</text:p>
              </table:table-cell>
              <table:table-cell office:value-type="float" office:value="220.56">
                <text:p>220.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0">
                <text:p>980</text:p>
              </table:table-cell>
              <table:table-cell office:value-type="float" office:value="221.17">
                <text:p>221.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">
                <text:p>1000</text:p>
              </table:table-cell>
              <table:table-cell office:value-type="float" office:value="221.75">
                <text:p>221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